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njaliOldLipi" svg:font-family="AnjaliOldLip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fo:color="#2A6099"/>
    </style:style>
    <style:style style:name="P3" style:parent-style-name="Standard" style:family="paragraph">
      <style:text-properties style:font-name="AnjaliOldLipi" fo:font-weight="bold" style:font-weight-asian="bold" style:font-weight-complex="bold"/>
    </style:style>
    <style:style style:name="P4" style:parent-style-name="Standard" style:family="paragraph">
      <style:text-properties style:font-name="AnjaliOldLipi" fo:font-weight="bold" style:font-weight-asian="bold" style:font-weight-complex="bold"/>
    </style:style>
    <style:style style:name="P5" style:parent-style-name="Standard" style:family="paragraph">
      <style:text-properties style:font-name="AnjaliOldLipi" fo:font-weight="bold" style:font-weight-asian="bold" style:font-weight-complex="bold"/>
    </style:style>
    <style:style style:name="P6" style:parent-style-name="Standard" style:family="paragraph">
      <style:text-properties style:font-name="AnjaliOldLipi" fo:font-weight="bold" style:font-weight-asian="bold" style:font-weight-complex="bold" fo:color="#2A6099"/>
    </style:style>
    <style:style style:name="P7" style:parent-style-name="Standard" style:family="paragraph">
      <style:text-properties style:font-name="AnjaliOldLipi" fo:font-weight="bold" style:font-weight-asian="bold" style:font-weight-complex="bold"/>
    </style:style>
    <style:style style:name="P8" style:parent-style-name="Standard" style:family="paragraph">
      <style:text-properties style:font-name="AnjaliOldLipi" fo:font-weight="bold" style:font-weight-asian="bold" style:font-weight-complex="bold"/>
    </style:style>
    <style:style style:name="P9" style:parent-style-name="Standard" style:family="paragraph">
      <style:text-properties style:font-name="AnjaliOldLipi" fo:font-weight="bold" style:font-weight-asian="bold" style:font-weight-complex="bold"/>
    </style:style>
    <style:style style:name="P10" style:parent-style-name="Standard" style:family="paragraph">
      <style:text-properties style:font-name="AnjaliOldLipi" fo:font-weight="bold" style:font-weight-asian="bold" style:font-weight-complex="bold" fo:color="#2A6099"/>
    </style:style>
    <style:style style:name="T11" style:parent-style-name="Fonteparág.padrão" style:family="text">
      <style:text-properties style:font-name="AnjaliOldLipi" fo:font-weight="bold" style:font-weight-asian="bold" style:font-weight-complex="bold"/>
    </style:style>
    <style:style style:name="T12" style:parent-style-name="Fonteparág.padrão" style:family="text">
      <style:text-properties style:font-name="AnjaliOldLipi" fo:font-weight="bold" style:font-weight-asian="bold" style:font-weight-complex="bold"/>
    </style:style>
    <style:style style:name="T13" style:parent-style-name="Fonteparág.padrão" style:family="text">
      <style:text-properties style:font-name="AnjaliOldLipi" fo:font-weight="bold" style:font-weight-asian="bold" style:font-weight-complex="bold"/>
    </style:style>
    <style:style style:name="T14" style:parent-style-name="Fonteparág.padrão" style:family="text">
      <style:text-properties style:font-name="AnjaliOldLipi" fo:font-weight="bold" style:font-weight-asian="bold" style:font-weight-complex="bold" fo:color="#2A6099"/>
    </style:style>
    <style:style style:name="T15" style:parent-style-name="Fonteparág.padrão" style:family="text">
      <style:text-properties style:font-name="AnjaliOldLipi" fo:font-weight="bold" style:font-weight-asian="bold" style:font-weight-complex="bold"/>
    </style:style>
    <style:style style:name="T16" style:parent-style-name="Fonteparág.padrão" style:family="text">
      <style:text-properties style:font-name="AnjaliOldLipi" fo:font-weight="bold" style:font-weight-asian="bold" style:font-weight-complex="bold"/>
    </style:style>
    <style:style style:name="P17" style:parent-style-name="Standard" style:family="paragraph">
      <style:text-properties style:font-name="AnjaliOldLipi" fo:font-weight="bold" style:font-weight-asian="bold" style:font-weight-complex="bold" fo:color="#2A6099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T24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T28" style:parent-style-name="Fonteparág.padrão" style:family="text">
      <style:text-properties fo:font-weight="bold" style:font-weight-asian="bold" style:font-weight-complex="bold"/>
    </style:style>
    <style:style style:name="T29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Fonteparág.padrão" style:family="text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Fonteparág.padrão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T40" style:parent-style-name="Fonteparág.padrão" style:family="text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T49" style:parent-style-name="Fonteparág.padrão" style:family="text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52" style:parent-style-name="Fonteparág.padrão" style:family="text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55" style:parent-style-name="Fonteparág.padrão" style:family="text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ULA – 08 – PACOTES LINUX</text:p>
      <text:p text:style-name="Standard"/>
      <text:p text:style-name="P2">INSTALAÇÃO</text:p>
      <text:p text:style-name="P3">Para fazer a instalação de um pacote usa-se o comando abaixo:</text:p>
      <text:p text:style-name="P4">$ sudo apt install nmap</text:p>
      <text:p text:style-name="P5"/>
      <text:p text:style-name="P6">ATUALIZAÇÃO</text:p>
      <text:p text:style-name="P7">Para atualizar um pacote usa-se o comando abaixo:</text:p>
      <text:p text:style-name="P8">$ sudo apt upgrade &lt;nomedopacote&gt;</text:p>
      <text:p text:style-name="P9"/>
      <text:p text:style-name="P10">REMOÇÃO</text:p>
      <text:p text:style-name="Standard"><text:span text:style-name="T11">Para<text:s/></text:span><text:span text:style-name="T12">remover um pacote usa-se o comando abaixo:</text:span></text:p>
      <text:p text:style-name="Standard"><text:span text:style-name="T13">$ sudo apt remove &lt;nomedopacote&gt;</text:span></text:p>
      <text:p text:style-name="Standard"/>
      <text:p text:style-name="Standard"><text:span text:style-name="T14">ATUALIZAÇÃO DE SISTEMA</text:span><text:span text:style-name="T15"><text:tab/></text:span></text:p>
      <text:p text:style-name="Standard"><text:span text:style-name="T16">sudo apt update &amp;&amp; apt upgrade</text:span></text:p>
      <text:p text:style-name="Standard"/>
      <text:p text:style-name="P17">SITES DE PACOTES</text:p>
      <text:p text:style-name="Standard"><text:a xlink:href="http://pkgs.org/" office:target-frame-name="_top" xlink:show="replace">pkgs.org</text:a></text:p>
      <text:p text:style-name="Standard"><text:a xlink:href="http://rpm.pbone.net/" office:target-frame-name="_top" xlink:show="replace">http://rpm.pbone.net/</text:a></text:p>
      <text:p text:style-name="Standard"/>
      <text:p text:style-name="Standard">Instalação de pacotes .deb</text:p>
      <text:p text:style-name="P18">dpkg → serve para instalar ou remover um pacote do tipo deb</text:p>
      <text:p text:style-name="P19"/>
      <text:p text:style-name="P20">comando → $ sudo dpkg -i</text:p>
      <text:p text:style-name="P21"/>
      <text:p text:style-name="Standard">Descrição do Pacote</text:p>
      <text:p text:style-name="P22">comando → $ dpkg -I pacote.deb <text:s text:c="2"/></text:p>
      <text:p text:style-name="Standard"><text:span text:style-name="T23">*<text:s/></text:span><text:span text:style-name="T24">dentro da pasta onde o<text:s/></text:span><text:span text:style-name="T25">pacote foi baixado, geralmente em Downloads.</text:span></text:p>
      <text:p text:style-name="P26"/>
      <text:p text:style-name="Standard">Remoção</text:p>
      <text:p text:style-name="P27">comando → sudo dpkg -r &lt;nomedopacote&gt;</text:p>
      <text:p text:style-name="Standard"><text:span text:style-name="T28">*</text:span><text:span text:style-name="T29">obtém o nome do pacote na descrição do mesmo, como mostrado no comando anterior.</text:span></text:p>
      <text:p text:style-name="P30">Ex: $ sudo dpkg -r docker-ce-cli</text:p>
      <text:p text:style-name="P31"/>
      <text:p text:style-name="P32"/>
      <text:p text:style-name="Standard">Introdução ao Fedora</text:p>
      <text:p text:style-name="Standard"/>
      <text:p text:style-name="Standard">Instalação de pacotes r<text:span text:style-name="T33">pm</text:span></text:p>
      <text:p text:style-name="P34">Comando -&gt; $<text:s/>sudo<text:s/>rpm -ivh &lt;pacote.rpm&gt;<text:s/></text:p>
      <text:p text:style-name="P35"/>
      <text:p text:style-name="Standard">Resolver falhas nas dependências</text:p>
      <text:p text:style-name="P36">Comando -&gt; sudo rpm -ivh - -nodeps &lt;pacote.rpm&gt;<text:s/></text:p>
      <text:p text:style-name="Standard"/>
      <text:p text:style-name="Standard">Atualização<text:s/>de pacote<text:s/><text:span text:style-name="T37">rpm<text:s/></text:span></text:p>
      <text:p text:style-name="P38">Comando -&gt; $<text:s/>sudo<text:s/>rpm -U<text:s/>&lt;pacote.rpm&gt;</text:p>
      <text:p text:style-name="P39"/>
      <text:p text:style-name="Standard">Remoção de pacote<text:s/><text:span text:style-name="T40">rpm</text:span></text:p>
      <text:p text:style-name="P41">Comando -&gt; sudo rpm -e pacote.rpm</text:p>
      <text:p text:style-name="P42"/>
      <text:p text:style-name="P43"/>
      <text:p text:style-name="P44"/>
      <text:soft-page-break/>
      <text:p text:style-name="P45">USO DOS COMANDOS YUM</text:p>
      <text:p text:style-name="P46"/>
      <text:p text:style-name="P47">Uso: $ sudo yum install nome_pacote</text:p>
      <text:p text:style-name="P48"/>
      <text:p text:style-name="Standard">Instalação de pacotes<text:s/><text:span text:style-name="T49">yum</text:span></text:p>
      <text:p text:style-name="P50">Comando -&gt; sudo yum install postgreesql</text:p>
      <text:p text:style-name="P51"/>
      <text:p text:style-name="Standard">Atualização de pacote<text:s/><text:span text:style-name="T52">yum</text:span></text:p>
      <text:p text:style-name="P53">Comando -&gt; sudo yum update postgreesql</text:p>
      <text:p text:style-name="P54"/>
      <text:p text:style-name="Standard">Remoção de pacote<text:s/><text:span text:style-name="T55">yum</text:span></text:p>
      <text:p text:style-name="P56">Comando -&gt; sudo yum remove postgreesql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njaliOldLipi" svg:font-family="AnjaliOldLip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iago Gomes de Lima</dc:creator>
    <meta:creation-date>2021-02-09T23:19:00Z</meta:creation-date>
    <dc:date>2021-02-10T19:45:00Z</dc:date>
    <meta:template xlink:href="Normal.dotm" xlink:type="simple"/>
    <meta:editing-cycles>20</meta:editing-cycles>
    <meta:editing-duration>PT5820S</meta:editing-duration>
    <meta:document-statistic meta:page-count="2" meta:paragraph-count="2" meta:word-count="226" meta:character-count="1450" meta:row-count="10" meta:non-whitespace-character-count="1226"/>
  </office:meta>
</office:document-meta>
</file>